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edcd" officeooo:paragraph-rsid="001aed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have been working as a web designer and developer since 2001. I’ve had the chance to work on a wide variety of different projects. I’ve listed a bunch of them below; unfortunately much of the stuff I’ve worked on is no longer online, but I do still have screenshots! In cases where the sites are still online, I’ve provided high end web links to whisk you across the internet to view them directl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2:04:18.985154192</meta:creation-date>
    <dc:date>2022-05-18T12:21:14.038861171</dc:date>
    <meta:editing-duration>PT16M55S</meta:editing-duration>
    <meta:editing-cycles>1</meta:editing-cycles>
    <meta:document-statistic meta:table-count="0" meta:image-count="0" meta:object-count="0" meta:page-count="1" meta:paragraph-count="1" meta:word-count="74" meta:character-count="400" meta:non-whitespace-character-count="327"/>
    <meta:generator>LibreOffice/6.4.7.2$Linux_X86_64 LibreOffice_project/40$Build-2</meta:generator>
  </office:meta>
</office:document-meta>
</file>